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5.033cm" fo:min-width="4.783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9.89cm" svg:x2="10.779cm" svg:y2="13.192cm">
          <text:p/>
        </draw:line>
        <draw:line draw:style-name="gr1" draw:text-style-name="P1" draw:layer="layout" svg:x1="12.43cm" svg:y1="12.303cm" svg:x2="8.62cm" svg:y2="12.049cm">
          <text:p/>
        </draw:line>
        <draw:line draw:style-name="gr1" draw:text-style-name="P1" draw:layer="layout" svg:x1="10.906cm" svg:y1="14.97cm" svg:x2="12.684cm" svg:y2="12.049cm">
          <text:p/>
        </draw:line>
        <draw:line draw:style-name="gr1" draw:text-style-name="P1" draw:layer="layout" svg:x1="4.683cm" svg:y1="9.89cm" svg:x2="12.303cm" svg:y2="12.303cm">
          <text:p/>
        </draw:line>
        <draw:frame draw:style-name="gr2" draw:text-style-name="P3" draw:layer="layout" svg:width="1.192cm" svg:height="0.569cm" svg:x="9.128cm" svg:y="11.988cm">
          <draw:text-box>
            <text:p text:style-name="P2"><text:span text:style-name="T1">alpha</text:span></text:p>
          </draw:text-box>
        </draw:frame>
        <draw:line draw:style-name="gr3" draw:text-style-name="P1" draw:layer="layout" svg:x1="4.556cm" svg:y1="6.461cm" svg:x2="4.556cm" svg:y2="12.43cm">
          <text:p/>
        </draw:line>
        <draw:line draw:style-name="gr1" draw:text-style-name="P1" draw:layer="layout" svg:x1="8.62cm" svg:y1="12.684cm" svg:x2="8.62cm" svg:y2="6.461cm">
          <text:p/>
        </draw:line>
        <draw:custom-shape draw:style-name="gr4" draw:text-style-name="P4" draw:layer="layout" svg:width="7.469cm" svg:height="7.469cm" draw:transform="rotate (-0.157952297305487) translate (9.287cm 7.9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5.7cm" svg:height="3.095cm" svg:x="3.286cm" svg:y="17.691cm">
          <draw:text-box>
            <text:p>1. Znam alpha, spocitam dA, dB</text:p>
            <text:p/>
            <text:p>2. Znam A, dB, ktere jsou v pravem uhlu, takze spoctu</text:p>
            <text:p><text:s/>I finalni uhel</text:p>
          </draw:text-box>
        </draw:frame>
        <draw:frame draw:style-name="gr2" draw:text-style-name="P5" draw:layer="layout" svg:width="1.277cm" svg:height="0.962cm" svg:x="9.636cm" svg:y="12.992cm">
          <draw:text-box>
            <text:p>dA</text:p>
          </draw:text-box>
        </draw:frame>
        <draw:frame draw:style-name="gr2" draw:text-style-name="P5" draw:layer="layout" svg:width="1.277cm" svg:height="0.962cm" svg:x="11.922cm" svg:y="12.738cm">
          <draw:text-box>
            <text:p>d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9:46:19.600492832</meta:creation-date>
    <dc:date>2019-01-01T20:45:24.181740919</dc:date>
    <meta:editing-duration>PT8M10S</meta:editing-duration>
    <meta:editing-cycles>2</meta:editing-cycles>
    <meta:generator>LibreOffice/6.0.6.2$Linux_X86_64 LibreOffice_project/00m0$Build-2</meta:generator>
    <meta:document-statistic meta:object-count="11"/>
  </office:meta>
</office:document-meta>
</file>